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mespaceTable" style:family="table">
      <style:table-properties style:width="16.999cm" table:align="margins" fo:keep-with-next="auto" style:may-break-between-rows="true"/>
    </style:style>
    <style:style style:name="NamespaceTable.A" style:family="table-column">
      <style:table-column-properties style:column-width="2.447cm" style:rel-column-width="9434*"/>
    </style:style>
    <style:style style:name="NamespaceTable.B" style:family="table-column">
      <style:table-column-properties style:column-width="6.909cm" style:rel-column-width="26635*"/>
    </style:style>
    <style:style style:name="NamespaceTable.C" style:family="table-column">
      <style:table-column-properties style:column-width="7.643cm" style:rel-column-width="29466*"/>
    </style:style>
    <style:style style:name="NamespaceTable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NamespaceTable.C1" style:family="table-cell">
      <style:table-cell-properties fo:background-color="transparent" fo:padding="0.097cm" fo:border="0.002cm solid #000000">
        <style:background-image/>
      </style:table-cell-properties>
    </style:style>
    <style:style style:name="NamespaceTable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NamespaceTable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0pt"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penDocument" text:name="CommitteeName"/>
        <text:user-field-decl office:value-type="string" office:string-value="urn:oasis:names:tc:opendocument:xmlns:" text:name="DefaultNamespace"/>
        <text:user-field-decl office:value-type="string" office:string-value=":1.0" text:name="DefaultNamespaceVersion"/>
      </text:user-field-decls>
      <text:list text:style-name="Outline">
        <text:list-item>
          <text:h text:style-name="Heading_20_1" text:outline-level="1">Introduction</text:h>
        </text:list-item>
      </text:list>
      <text:p text:style-name="Text_20_body"><text:span text:style-name="T1">This document defines an XML schema for </text:span>office applications<text:span text:style-name="T1"> and its semantics</text:span>. The schema is suitable for office documents, including text documents, spreadsheets, charts and graphical documents like drawings or presentations, but is not restricted to these kinds of documents.</text:p>
      <text:p text:style-name="Text_20_body">The schema provides for high-level information suitable for editing documents. It defines suitable XML structures for office documents and is friendly to transformations using XSLT or similar XML-based tools.</text:p>
      <text:p text:style-name="Text_20_body">Chapter <text:reference-ref text:reference-format="chapter" text:ref-name="Introduction"/> contains the introduction to the <text:user-field-get text:name="CommitteeName">OpenDocument</text:user-field-get> format. The structure of documents that conform to the <text:user-field-get text:name="CommitteeName">OpenDocument</text:user-field-get> specification is explained in chapter <text:reference-ref text:reference-format="chapter" text:ref-name="Document Structure"/>. Chapter <text:reference-ref text:reference-format="chapter" text:ref-name="MetaData"/> described the meta information that can be contained in such documents. Chapters <text:reference-ref text:reference-format="chapter" text:ref-name="Text Content"/> and <text:reference-ref text:reference-format="chapter" text:ref-name="Paragarph Content"/> describe their text and paragraph content. Text Fields are described in chapter <text:reference-ref text:reference-format="chapter" text:ref-name="Text Fields"/>, text indices in chapter <text:reference-ref text:reference-format="chapter" text:ref-name="Text Indices"/>.</text:p>
      <text:p text:style-name="Text_20_body">Chapter <text:reference-ref text:reference-format="chapter" text:ref-name="Table Content"/> describes the table content of a document in <text:user-field-get text:name="CommitteeName">OpenDocument</text:user-field-get> format, chapter <text:reference-ref text:reference-format="chapter" text:ref-name="Graphic Content Content"/> its graphical content, chapter <text:reference-ref text:reference-format="chapter" text:ref-name="Chart Content"/> its chart content, and chapter <text:reference-ref text:reference-format="chapter" text:ref-name="Form Content"/> its form content. Content that is common to all documents is described in chapter <text:reference-ref text:reference-format="chapter" text:ref-name="Common Content"/>. The integration of SMIL animation markup into the <text:s/><text:user-field-get text:name="CommitteeName">OpenDocument</text:user-field-get> schema is described in chapter <text:reference-ref text:reference-format="chapter" text:ref-name="SMIL Animations"/>. Chapter <text:reference-ref text:reference-format="chapter" text:ref-name="Styles"/> explains style information content, chapter <text:reference-ref text:reference-format="chapter" text:ref-name="Formatting Properties"/> specifies formatting properties that are can be used within styles. The data types used by the <text:user-field-get text:name="CommitteeName">OpenDocument</text:user-field-get> schema are described in chapter <text:reference-ref text:reference-format="chapter" text:ref-name="Data Types"/>. </text:p>
      <text:p text:style-name="Text_20_body">The <text:user-field-get text:name="CommitteeName">OpenDocument</text:user-field-get> format makes use of a package concept. These packages are described in chapter <text:reference-ref text:reference-format="chapter" text:ref-name="Package"/>.</text:p>
      <text:list text:style-name="Outline" text:continue-numbering="true">
        <text:list-item>
          <text:list text:continue-numbering="true">
            <text:list-item>
              <text:h text:style-name="P2" text:outline-level="2">Notation</text:h>
            </text:list-item>
          </text:list>
        </text:list-item>
      </text:list>
      <text:p text:style-name="Text_20_body"><text:span text:style-name="T1">Within this specification, the key words "</text:span><text:span text:style-name="RFC2119_20_Keyword"><text:span text:style-name="T1">shall</text:span></text:span><text:span text:style-name="T1">", "</text:span><text:span text:style-name="RFC2119_20_Keyword"><text:span text:style-name="T1">shall not</text:span></text:span><text:span text:style-name="T1">", "</text:span><text:span text:style-name="RFC2119_20_Keyword"><text:span text:style-name="T1">should</text:span></text:span><text:span text:style-name="T1">", "</text:span><text:span text:style-name="RFC2119_20_Keyword"><text:span text:style-name="T1">should not</text:span></text:span><text:span text:style-name="T1">" and "</text:span><text:span text:style-name="RFC2119_20_Keyword"><text:span text:style-name="T1">may</text:span></text:span><text:span text:style-name="T1">" are to be interpreted as described in Annex H of </text:span><text:span text:style-name="T1"><text:bibliography-mark text:identifier="ISO/IEC Directives" text:bibliography-type="custom2" text:title="Rules for the structure and drafting of International Standards" text:year="2004" text:custom1="ISO/IEC Directives, Part 2">[ISO/IEC Directives]</text:bibliography-mark></text:span><text:span text:style-name="T1"> if they appear in bold letters.</text:span></text:p>
      <text:list text:style-name="Outline" text:continue-numbering="true">
        <text:list-item>
          <text:list text:continue-numbering="true">
            <text:list-item>
              <text:h text:style-name="P2" text:outline-level="2"><text:reference-mark text:name="Namespaces"/>Namespaces</text:h>
            </text:list-item>
          </text:list>
        </text:list-item>
      </text:list>
      <text:p text:style-name="Text_20_body"><text:sequence-ref text:reference-format="category-and-value" text:ref-name="refTable0">Table 1</text:sequence-ref> lists the <text:span text:style-name="T1">namespaces</text:span> that are defined by the <text:user-field-get text:name="CommitteeName">OpenDocument</text:user-field-get> format and their default prefixes. For more information about XML namespaces, please refer to the <text:span text:style-name="Emphasis">Namespaces in XML</text:span> specification <text:bibliography-mark text:identifier="xml-names" text:bibliography-type="manual" text:author="Tim Bray, Dave Hollander, Andrew Layman" text:edition="REC-xml-names" text:editor="W3C" text:title="Namespaces in XML" text:year="1999" text:url="http://www.w3.org/TR/REC-xml-names/">[xml-names]</text:bibliography-mark>.</text:p>
      <text:p text:style-name="Table">Table <text:sequence text:ref-name="refTable0" text:name="Table" text:formula="ooow:Table+1" style:num-format="1">1</text:sequence>: XML <text:s/>Namespaces defined by the <text:user-field-get text:name="CommitteeName">OpenDocument</text:user-field-get> schema</text:p>
      <table:table table:name="NamespaceTable" table:style-name="NamespaceTable">
        <table:table-column table:style-name="NamespaceTable.A"/>
        <table:table-column table:style-name="NamespaceTable.B"/>
        <table:table-column table:style-name="NamespaceTable.C"/>
        <table:table-header-rows>
          <table:table-row>
            <table:table-cell table:style-name="NamespaceTable.A1" office:value-type="string">
              <text:p text:style-name="Table_20_Heading">Prefix</text:p>
            </table:table-cell>
            <table:table-cell table:style-name="NamespaceTable.A1" office:value-type="string">
              <text:p text:style-name="Table_20_Heading">Description</text:p>
            </table:table-cell>
            <table:table-cell table:style-name="NamespaceTable.C1" office:value-type="string">
              <text:p text:style-name="P1">Namespace</text:p>
            </table:table-cell>
          </table:table-row>
        </table:table-header-rows>
        <table:table-row>
          <table:table-cell table:style-name="NamespaceTable.A2" office:value-type="string">
            <text:p text:style-name="Table_20_Contents">office</text:p>
          </table:table-cell>
          <table:table-cell table:style-name="NamespaceTable.A2" office:value-type="string">
            <text:p text:style-name="Table_20_Contents">For all common pieces of information that are not contained in another, more specific <text:span text:style-name="T1">namespace.</text:span> 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office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meta</text:p>
          </table:table-cell>
          <table:table-cell table:style-name="NamespaceTable.A2" office:value-type="string">
            <text:p text:style-name="Table_20_Contents">For elements and attributes that describe meta information. 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meta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config</text:p>
          </table:table-cell>
          <table:table-cell table:style-name="NamespaceTable.A2" office:value-type="string">
            <text:p text:style-name="Table_20_Contents">For elements and attributes that describe application specific settings. 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config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text</text:p>
          </table:table-cell>
          <table:table-cell table:style-name="NamespaceTable.A2" office:value-type="string">
            <text:p text:style-name="Table_20_Contents">For elements and attributes that may occur within text documents and text parts of other document types, such as the contents of a spreadsheet cell. 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text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table</text:p>
          </table:table-cell>
          <table:table-cell table:style-name="NamespaceTable.A2" office:value-type="string">
            <text:p text:style-name="Table_20_Contents">For elements and attributes that may occur within spreadsheets or within table definitions of a text document. 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table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drawing</text:p>
          </table:table-cell>
          <table:table-cell table:style-name="NamespaceTable.A2" office:value-type="string">
            <text:p text:style-name="Table_20_Contents">For elements and attributes that describe graphic content.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drawing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presentation</text:p>
          </table:table-cell>
          <table:table-cell table:style-name="NamespaceTable.A2" office:value-type="string">
            <text:p text:style-name="Table_20_Contents">For elements and attributes that describe presentation content.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presentation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dr3d</text:p>
          </table:table-cell>
          <table:table-cell table:style-name="NamespaceTable.A2" office:value-type="string">
            <text:p text:style-name="Table_20_Contents">For elements and attributes that describe 3D graphic content.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dr3d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ext_20_body">anim</text:p>
          </table:table-cell>
          <table:table-cell table:style-name="NamespaceTable.A2" office:value-type="string">
            <text:p text:style-name="Text_20_body">For elements and attributes that describe animation content.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animation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chart</text:p>
          </table:table-cell>
          <table:table-cell table:style-name="NamespaceTable.A2" office:value-type="string">
            <text:p text:style-name="Table_20_Contents">For elements and attributes that describe chart content.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chart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form</text:p>
          </table:table-cell>
          <table:table-cell table:style-name="NamespaceTable.A2" office:value-type="string">
            <text:p text:style-name="Table_20_Contents">For elements and attributes that describe forms and controls. 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form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script</text:p>
          </table:table-cell>
          <table:table-cell table:style-name="NamespaceTable.A2" office:value-type="string">
            <text:p text:style-name="Table_20_Contents">For elements and attributes that represent scripts or events. 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script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style</text:p>
          </table:table-cell>
          <table:table-cell table:style-name="NamespaceTable.A2" office:value-type="string">
            <text:p text:style-name="Table_20_Contents">For elements and attributes that describe the style and inheritance model used by the <text:span text:style-name="T2"><text:user-field-get text:name="CommitteeName">OpenDocument</text:user-field-get></text:span><text:span text:style-name="T2"> format</text:span> as well as some common formatting attributes. 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style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number</text:p>
          </table:table-cell>
          <table:table-cell table:style-name="NamespaceTable.A2" office:value-type="string">
            <text:p text:style-name="Table_20_Contents">For elements and attributes that describe data style information.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<text:span text:style-name="T1">data style</text:span><text:span text:style-name="T1"><text:user-field-get text:name="DefaultNamespaceVersion">:1.0</text:user-field-get></text:span></text:p>
          </table:table-cell>
        </table:table-row>
        <table:table-row>
          <table:table-cell table:style-name="NamespaceTable.A2" office:value-type="string">
            <text:p text:style-name="Table_20_Contents">manifest</text:p>
          </table:table-cell>
          <table:table-cell table:style-name="NamespaceTable.A2" office:value-type="string">
            <text:p text:style-name="Table_20_Contents">For elements and attribute contained in the package manifest.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manifest<text:span text:style-name="T1"><text:user-field-get text:name="DefaultNamespaceVersion">:1.0</text:user-field-get></text:span></text:p>
          </table:table-cell>
        </table:table-row>
      </table:table>
      <text:p text:style-name="Text_20_body"><text:sequence-ref text:reference-format="category-and-value" text:ref-name="refTable1">Table 2</text:sequence-ref> lists the <text:span text:style-name="T1">namespaces</text:span> that are defined by the <text:user-field-get text:name="CommitteeName">OpenDocument</text:user-field-get> format, but contain elements and attributes whose semantics are compatible to elements and attributes from other specifications.</text:p>
      <text:p text:style-name="Table">Table <text:sequence text:ref-name="refTable1" text:name="Table" text:formula="ooow:Table+1" style:num-format="1">2</text:sequence>: XML Namespaces defined by the <text:s/><text:user-field-get text:name="CommitteeName">OpenDocument</text:user-field-get> schema that include elements and attributes that are compatible to elements and attributes of other standa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master-page-name="" style:default-outline-level="1">
      <style:paragraph-properties fo:margin-left="0cm" fo:margin-right="0cm" fo:margin-top="0.847cm" fo:margin-bottom="0.212cm" fo:text-indent="0cm" style:auto-text-indent="false" fo:break-before="page" fo:padding-left="0cm" fo:padding-right="0cm" fo:padding-top="0.212cm" fo:padding-bottom="0cm" fo:border-left="none" fo:border-right="none" fo:border-top="0.002cm solid #000000" fo:border-bottom="none" fo:keep-with-next="always"/>
      <style:text-properties fo:color="#000099" fo:font-size="18pt" fo:font-weight="bold" style:letter-kerning="true" style:font-size-asian="18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margin-top="0.423cm" fo:margin-bottom="0.212cm" fo:text-indent="0cm" style:auto-text-indent="false" fo:break-before="auto" fo:break-after="auto" fo:padding="0cm" fo:border="none">
        <style:tab-stops>
          <style:tab-stop style:position="0.635cm"/>
        </style:tab-stops>
      </style:paragraph-properties>
      <style:text-properties fo:font-size="14pt" style:font-size-asian="14pt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style:style style:name="RFC2119_20_Keyword" style:display-name="RFC2119 Keyword" style:family="text" style:parent-style-name="Emphasis">
      <style:text-properties fo:font-variant="normal" fo:text-transform="none" fo:font-style="normal" fo:font-weight="bold" fo:background-color="transparent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rnhard Haumacher</meta:initial-creator>
    <meta:creation-date>2007-05-28T22:33:58</meta:creation-date>
    <dc:creator>Bernhard Haumacher</dc:creator>
    <dc:date>2007-05-28T22:34:11</dc:date>
    <dc:language>de-DE</dc:language>
    <meta:editing-cycles>2</meta:editing-cycles>
    <meta:editing-duration>PT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61" meta:word-count="530" meta:character-count="3622"/>
  </office:meta>
</office:document-meta>
</file>